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1fb62" officeooo:paragraph-rsid="0011fb62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15b0fe" officeooo:paragraph-rsid="0015b0fe" style:font-weight-asian="bold" style:font-weight-complex="bold"/>
    </style:style>
    <style:style style:name="P4" style:family="paragraph" style:parent-style-name="Standard">
      <style:text-properties officeooo:rsid="0015b0fe" officeooo:paragraph-rsid="0015b0fe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ww.sonicwall.com/products/remote-access/vpn-clients/" text:style-name="Internet_20_link" text:visited-style-name="Visited_20_Internet_20_Link"><text:span text:style-name="T1">https://www.sonicwall.com/products/remote-access/vpn-clients/</text:span></text:a></text:p>
      <text:p text:style-name="P1">downlaod tgz installation file</text:p>
      <text:p text:style-name="P2"/>
      <text:p text:style-name="Standard"><text:span text:style-name="T1">dhanno@pop-os:~/Downloads/netExtenderClient$ <text:s text:c="2"/></text:span>netExtenderGui</text:p>
      <text:p text:style-name="Standard"/>
      <text:p text:style-name="P3">Extract netExtenderCLient folder to Desktop</text:p>
      <text:p text:style-name="P3"/>
      <text:p text:style-name="P2">dhanno@pop-os:~$ cd /home/dhanno/Desktop/netExtenderClient</text:p>
      <text:p text:style-name="P2"/>
      <text:p text:style-name="P2">dhanno@pop-os:~/Desktop/netExtenderClient$</text:p>
      <text:p text:style-name="Standard"/>
      <text:p text:style-name="P2">dhanno@pop-os:~/Desktop/netExtenderClient$ /netExtenderGui</text:p>
      <text:p text:style-name="Standard"/>
      <text:p text:style-name="P2">dhanno@pop-os:~/Desktop/netExtenderClient$ ls</text:p>
      <text:p text:style-name="Standard">ca-bundle.crt <text:s text:c="8"/>netExtender <text:s text:c="9"/>nxMonitor</text:p>
      <text:p text:style-name="Standard">icons <text:s text:c="16"/>netExtender.1 <text:s text:c="7"/>README</text:p>
      <text:p text:style-name="Standard">install <text:s text:c="14"/>NetExtender.desktop <text:s/>sslvpn</text:p>
      <text:p text:style-name="Standard">libNetExtenderEpc.so <text:s/>netExtenderGui <text:s text:c="6"/>uninstallNetExtender</text:p>
      <text:p text:style-name="Standard">libNetExtender.so <text:s text:c="4"/>NetExtender.jar</text:p>
      <text:p text:style-name="Standard"/>
      <text:p text:style-name="Standard">dhanno@pop-os:~/Desktop/netExtenderClient$ ./uninstallNetExtender </text:p>
      <text:p text:style-name="Standard">Uninstall failed due to insufficient permission!</text:p>
      <text:p text:style-name="Standard">Try running '/usr/sbin/uninstallNetExtender' instead.</text:p>
      <text:p text:style-name="Standard"/>
      <text:p text:style-name="Standard"><text:span text:style-name="T1">dhanno@pop-os:~/Desktop/netExtenderClient$ sudo ./uninstallNetExtender</text:span> </text:p>
      <text:p text:style-name="Standard"/>
      <text:p text:style-name="Standard">[sudo] password for dhanno: </text:p>
      <text:p text:style-name="Standard">Uninstaller complete</text:p>
      <text:p text:style-name="Standard"/>
      <text:p text:style-name="Standard">dhanno@pop-os:~/Desktop/netExtenderClient$ cd</text:p>
      <text:p text:style-name="Standard"/>
      <text:p text:style-name="Standard">dhanno@pop-os:~$ cd Downloads</text:p>
      <text:p text:style-name="Standard">dhanno@pop-os:~/Downloads$ ls</text:p>
      <text:p text:style-name="Standard"><text:s/>anydesk_6.1.0-1_amd64.deb</text:p>
      <text:p text:style-name="Standard">'anydesk_6.1.1-1_amd64 (1).deb'</text:p>
      <text:p text:style-name="Standard">'anydesk_6.1.1-1_amd64 (2).deb'</text:p>
      <text:p text:style-name="Standard"><text:s/>anydesk_6.1.1-1_amd64.deb</text:p>
      <text:p text:style-name="Standard">'anydesk_6.1.1-1_x86_64 (1).rpm'</text:p>
      <text:p text:style-name="Standard"><text:s/>anydesk_6.1.1-1_x86_64.rpm</text:p>
      <text:p text:style-name="Standard"><text:s/>chrome-remote-desktop_current_amd64.deb</text:p>
      <text:p text:style-name="Standard"><text:s/>cnextdb.sql</text:p>
      <text:p text:style-name="Standard"><text:s/>code_1.63.2-1639562499_amd64.deb</text:p>
      <text:p text:style-name="Standard"><text:s/>DB_Browser_for_SQLite-v3.12.2-x86_64.AppImage</text:p>
      <text:p text:style-name="Standard"><text:s/>doc_note.jpeg</text:p>
      <text:p text:style-name="Standard">'DRF Study Material.zip'</text:p>
      <text:p text:style-name="Standard"><text:s/>file_example_MP3_2MG.mp3</text:p>
      <text:p text:style-name="Standard">'Flask-Rest-API-Tutorial (1).zip'</text:p>
      <text:p text:style-name="Standard"><text:s/>Flask-Rest-API-Tutorial.zip</text:p>
      <text:p text:style-name="Standard">'git notes (1).odt'</text:p>
      <text:p text:style-name="Standard">'git notes (2).odt'</text:p>
      <text:p text:style-name="Standard">'git notes.odt'</text:p>
      <text:p text:style-name="Standard"><text:s/>ideaIC-2021.3.tar.gz</text:p>
      <text:p text:style-name="Standard"><text:soft-page-break/>'j2sdk-1_4_2_30-solaris-amd64 (1).sh'</text:p>
      <text:p text:style-name="Standard">'j2sdk-1_4_2_30-solaris-amd64 (2).sh'</text:p>
      <text:p text:style-name="Standard"><text:s/>j2sdk-1_4_2_30-solaris-amd64.sh</text:p>
      <text:p text:style-name="Standard"><text:s/>jdk-17_linux-x64_bin.deb</text:p>
      <text:p text:style-name="Standard">'NetExtender.Linux-10.2.828-1.x86.64 (1).rpm'</text:p>
      <text:p text:style-name="Standard"><text:s/>NetExtender.Linux-10.2.828-1.x86.64.rpm</text:p>
      <text:p text:style-name="Standard"><text:s/>NetExtender.Linux.8.6.801.x86_64.tgz</text:p>
      <text:p text:style-name="Standard"><text:s/>node-v16.13.1.tar.gz</text:p>
      <text:p text:style-name="Standard">'npp.8.1.9.3.Installer.x64 (1).exe'</text:p>
      <text:p text:style-name="Standard"><text:s/>npp.8.1.9.3.Installer.x64.exe</text:p>
      <text:p text:style-name="Standard">'Postman Agent'</text:p>
      <text:p text:style-name="Standard">'Postman Agent-linux-x64-0.3.9.tar.gz'</text:p>
      <text:p text:style-name="Standard"><text:s/>Postman-linux-x86_64-9.4.0.tar.gz</text:p>
      <text:p text:style-name="Standard"><text:s/>smartgit</text:p>
      <text:p text:style-name="Standard"><text:s/>smartgit-linux-21_2_0.tar.gz</text:p>
      <text:p text:style-name="Standard"><text:s/>smartgit-linux-21_2_1.tar.gz</text:p>
      <text:p text:style-name="Standard">'tandem-2.1.1207 (1).deb'</text:p>
      <text:p text:style-name="Standard"><text:s/>tandem-2.1.1207.deb</text:p>
      <text:p text:style-name="Standard"><text:s/>test_report.jpeg</text:p>
      <text:p text:style-name="Standard"><text:s/>timedoctor2-setup-3.2.12-linux-x86_64.run</text:p>
      <text:p text:style-name="Standard"><text:s/>timedoctor2-setup-3.5.23-windows.exe</text:p>
      <text:p text:style-name="Standard"/>
      <text:p text:style-name="P2">dhanno@pop-os:~/Downloads$ tar xvz f NetExtender.Linux-10.2.828.x86_64.tgz </text:p>
      <text:p text:style-name="Standard">tar: Refusing to read archive contents from terminal (missing -f option?)</text:p>
      <text:p text:style-name="Standard">tar: Error is not recoverable: exiting now</text:p>
      <text:p text:style-name="P2">dhanno@pop-os:~/Downloads$ tar xvzf NetExtender.Linux-10.2.828.x86_64.tgz </text:p>
      <text:p text:style-name="Standard">netExtenderClient/</text:p>
      <text:p text:style-name="Standard">netExtenderClient/libNetExtenderEpc.so</text:p>
      <text:p text:style-name="Standard">netExtenderClient/NetExtender.desktop</text:p>
      <text:p text:style-name="Standard">netExtenderClient/netExtenderGui</text:p>
      <text:p text:style-name="Standard">netExtenderClient/install</text:p>
      <text:p text:style-name="Standard">netExtenderClient/ca-bundle.crt</text:p>
      <text:p text:style-name="Standard">netExtenderClient/libNetExtender.so</text:p>
      <text:p text:style-name="Standard">netExtenderClient/NetExtender.jar</text:p>
      <text:p text:style-name="Standard">netExtenderClient/netExtender.1</text:p>
      <text:p text:style-name="Standard">netExtenderClient/README</text:p>
      <text:p text:style-name="Standard">netExtenderClient/sslvpn</text:p>
      <text:p text:style-name="Standard">netExtenderClient/uninstallNetExtender</text:p>
      <text:p text:style-name="Standard">netExtenderClient/nxMonitor</text:p>
      <text:p text:style-name="Standard">netExtenderClient/netExtender</text:p>
      <text:p text:style-name="Standard">netExtenderClient/icons/</text:p>
      <text:p text:style-name="Standard">netExtenderClient/icons/nx128.xpm</text:p>
      <text:p text:style-name="Standard">netExtenderClient/icons/nx128.png</text:p>
      <text:p text:style-name="Standard">netExtenderClient/icons/nx48.xpm</text:p>
      <text:p text:style-name="Standard">netExtenderClient/icons/nx48.png</text:p>
      <text:p text:style-name="Standard">netExtenderClient/icons/nx32.xpm</text:p>
      <text:p text:style-name="Standard">netExtenderClient/icons/nx32.png</text:p>
      <text:p text:style-name="Standard">netExtenderClient/icons/nx16.xpm</text:p>
      <text:p text:style-name="Standard">netExtenderClient/icons/nx16.png</text:p>
      <text:p text:style-name="Standard">dhanno@pop-os:~/Downloads$ ls</text:p>
      <text:p text:style-name="Standard"><text:s/>anydesk_6.1.0-1_amd64.deb</text:p>
      <text:p text:style-name="Standard">'anydesk_6.1.1-1_amd64 (1).deb'</text:p>
      <text:p text:style-name="Standard"><text:soft-page-break/>'anydesk_6.1.1-1_amd64 (2).deb'</text:p>
      <text:p text:style-name="Standard"><text:s/>anydesk_6.1.1-1_amd64.deb</text:p>
      <text:p text:style-name="Standard">'anydesk_6.1.1-1_x86_64 (1).rpm'</text:p>
      <text:p text:style-name="Standard"><text:s/>anydesk_6.1.1-1_x86_64.rpm</text:p>
      <text:p text:style-name="Standard"><text:s/>chrome-remote-desktop_current_amd64.deb</text:p>
      <text:p text:style-name="Standard"><text:s/>cnextdb.sql</text:p>
      <text:p text:style-name="Standard"><text:s/>code_1.63.2-1639562499_amd64.deb</text:p>
      <text:p text:style-name="Standard"><text:s/>DB_Browser_for_SQLite-v3.12.2-x86_64.AppImage</text:p>
      <text:p text:style-name="Standard"><text:s/>doc_note.jpeg</text:p>
      <text:p text:style-name="Standard">'DRF Study Material.zip'</text:p>
      <text:p text:style-name="Standard"><text:s/>file_example_MP3_2MG.mp3</text:p>
      <text:p text:style-name="Standard">'Flask-Rest-API-Tutorial (1).zip'</text:p>
      <text:p text:style-name="Standard"><text:s/>Flask-Rest-API-Tutorial.zip</text:p>
      <text:p text:style-name="Standard">'git notes (1).odt'</text:p>
      <text:p text:style-name="Standard">'git notes (2).odt'</text:p>
      <text:p text:style-name="Standard">'git notes.odt'</text:p>
      <text:p text:style-name="Standard"><text:s/>ideaIC-2021.3.tar.gz</text:p>
      <text:p text:style-name="Standard">'j2sdk-1_4_2_30-solaris-amd64 (1).sh'</text:p>
      <text:p text:style-name="Standard">'j2sdk-1_4_2_30-solaris-amd64 (2).sh'</text:p>
      <text:p text:style-name="Standard"><text:s/>j2sdk-1_4_2_30-solaris-amd64.sh</text:p>
      <text:p text:style-name="Standard"><text:s/>jdk-17_linux-x64_bin.deb</text:p>
      <text:p text:style-name="Standard"><text:s/>netExtenderClient</text:p>
      <text:p text:style-name="Standard">'NetExtender.Linux-10.2.828-1.x86.64 (1).rpm'</text:p>
      <text:p text:style-name="Standard"><text:s/>NetExtender.Linux-10.2.828-1.x86.64.rpm</text:p>
      <text:p text:style-name="Standard"><text:s/>NetExtender.Linux-10.2.828.x86_64.tgz</text:p>
      <text:p text:style-name="Standard"><text:s/>NetExtender.Linux.8.6.801.x86_64.tgz</text:p>
      <text:p text:style-name="Standard"><text:s/>node-v16.13.1.tar.gz</text:p>
      <text:p text:style-name="Standard">'npp.8.1.9.3.Installer.x64 (1).exe'</text:p>
      <text:p text:style-name="Standard"><text:s/>npp.8.1.9.3.Installer.x64.exe</text:p>
      <text:p text:style-name="Standard">'Postman Agent'</text:p>
      <text:p text:style-name="Standard">'Postman Agent-linux-x64-0.3.9.tar.gz'</text:p>
      <text:p text:style-name="Standard"><text:s/>Postman-linux-x86_64-9.4.0.tar.gz</text:p>
      <text:p text:style-name="Standard"><text:s/>smartgit</text:p>
      <text:p text:style-name="Standard"><text:s/>smartgit-linux-21_2_0.tar.gz</text:p>
      <text:p text:style-name="Standard"><text:s/>smartgit-linux-21_2_1.tar.gz</text:p>
      <text:p text:style-name="Standard">'tandem-2.1.1207 (1).deb'</text:p>
      <text:p text:style-name="Standard"><text:s/>tandem-2.1.1207.deb</text:p>
      <text:p text:style-name="Standard"><text:s/>test_report.jpeg</text:p>
      <text:p text:style-name="Standard"><text:s/>timedoctor2-setup-3.2.12-linux-x86_64.run</text:p>
      <text:p text:style-name="Standard"><text:s/>timedoctor2-setup-3.5.23-windows.exe</text:p>
      <text:p text:style-name="Standard"/>
      <text:p text:style-name="P2">dhanno@pop-os:~/Downloads$ cd /netExtenderClient</text:p>
      <text:p text:style-name="Standard">bash: cd: /netExtenderClient: No such file or directory</text:p>
      <text:p text:style-name="Standard"/>
      <text:p text:style-name="P2">dhanno@pop-os:~/Downloads$ cd netExtenderClient</text:p>
      <text:p text:style-name="P2">dhanno@pop-os:~/Downloads/netExtenderClient$ ls</text:p>
      <text:p text:style-name="Standard">ca-bundle.crt <text:s text:c="8"/>netExtender <text:s text:c="9"/>nxMonitor</text:p>
      <text:p text:style-name="Standard">icons <text:s text:c="16"/>netExtender.1 <text:s text:c="7"/>README</text:p>
      <text:p text:style-name="Standard">install <text:s text:c="14"/>NetExtender.desktop <text:s/>sslvpn</text:p>
      <text:p text:style-name="Standard">libNetExtenderEpc.so <text:s/>netExtenderGui <text:s text:c="6"/>uninstallNetExtender</text:p>
      <text:p text:style-name="Standard">libNetExtender.so <text:s text:c="4"/>NetExtender.jar</text:p>
      <text:p text:style-name="P4">###############################################################</text:p>
      <text:p text:style-name="P2"><text:soft-page-break/>dhanno@pop-os:~/Downloads/netExtenderClient$ sudo ./install</text:p>
      <text:p text:style-name="P3">###############################################################</text:p>
      <text:p text:style-name="P3"/>
      <text:p text:style-name="P3"/>
      <text:p text:style-name="Standard">--- SonicWall NetExtender 10.2.828 Installer ---</text:p>
      <text:p text:style-name="Standard">Checking library dependencies...</text:p>
      <text:p text:style-name="Standard">Checking pppd...</text:p>
      <text:p text:style-name="Standard"><text:s text:c="2"/>Do you want non-root users to be able to run NetExtender?</text:p>
      <text:p text:style-name="Standard"><text:s text:c="2"/>If so, I can set pppd to run as root, but this could be </text:p>
      <text:p text:style-name="Standard"><text:s text:c="2"/>considered a security risk.</text:p>
      <text:p text:style-name="Standard"/>
      <text:p text:style-name="Standard"><text:s text:c="2"/>Set pppd to run as root [y/N]? y</text:p>
      <text:p text:style-name="Standard">mode of '/usr/sbin/pppd' retained as 4755 (rwsr-xr-x)</text:p>
      <text:p text:style-name="Standard">mode of '/usr/sbin/pppd' retained as 4755 (rwsr-xr-x)</text:p>
      <text:p text:style-name="Standard">mode of '/etc/ppp' retained as 0755 (rwxr-xr-x)</text:p>
      <text:p text:style-name="Standard">mode of '/etc/ppp/peers' retained as 2755 (rwxr-sr-x)</text:p>
      <text:p text:style-name="Standard">mode of '/etc/ppp/peers/provider' retained as 0644 (rw-r--r--)</text:p>
      <text:p text:style-name="Standard">mode of '/etc/ppp/peers' retained as 2755 (rwxr-sr-x)</text:p>
      <text:p text:style-name="Standard">Copying files...</text:p>
      <text:p text:style-name="Standard"/>
      <text:p text:style-name="Standard">------------------------ INSTALLATION SUCCESSFUL -----------------------</text:p>
      <text:p text:style-name="Standard"/>
      <text:p text:style-name="Standard">To launch NetExtender, do one of the following:</text:p>
      <text:p text:style-name="Standard"/>
      <text:p text:style-name="Standard"><text:s text:c="2"/>1. Click the NetExtender icon under the Applications menu</text:p>
      <text:p text:style-name="Standard"><text:s text:c="5"/>(look under the 'Internet' or 'Network' category)</text:p>
      <text:p text:style-name="Standard"><text:s text:c="5"/>or</text:p>
      <text:p text:style-name="Standard"><text:s text:c="2"/>2. Type 'netExtenderGui'</text:p>
      <text:p text:style-name="Standard"/>
      <text:p text:style-name="Standard">dhanno@pop-os:~/Downloads/netExtenderClient$ netExtenderGui</text:p>
      <text:p text:style-name="Standard">run /usr/lib64/NetExtender.jar</text:p>
      <text:p text:style-name="Standard">2022-01-10 17:35:36 IST INFO com.sonicwall.NetExtender Logging initialized.</text:p>
      <text:p text:style-name="Standard">2022-01-10 17:35:36 IST INFO com.sonicwall.NetExtender NetExtender version 10.2.828</text:p>
      <text:p text:style-name="Standard">Making a global reference ot the NetExtenderControl object registered with JNI</text:p>
      <text:p text:style-name="Standard">NetExtender for Linux - Version 10.2.828</text:p>
      <text:p text:style-name="Standard">SonicWall</text:p>
      <text:p text:style-name="Standard">Copyright (c) 2021 SonicWall</text:p>
      <text:p text:style-name="Standard"/>
      <text:p text:style-name="Standard">2022-01-10 17:35:37 IST INFO com.sonicwall.gui.PreferencesDialog createLogPanel()</text:p>
      <text:p text:style-name="Standard">JNI: setDestination:Setting Destination: 14.98.87.206;4433 (port 443)</text:p>
      <text:p text:style-name="Standard">JNI: LaunchNX: mypid = 13186</text:p>
      <text:p text:style-name="Standard">JNI: LaunchNX: Launching NetExtender2</text:p>
      <text:p text:style-name="Standard">JNI: LaunchNX: Using destination IP 14.98.87.206;4433</text:p>
      <text:p text:style-name="Standard">JNI: LaunchNX: launching NX</text:p>
      <text:p text:style-name="Standard"/>
      <text:p text:style-name="Standard">ERROR: Could not resolve SSL VPN: 14.98.87.206;4433:443</text:p>
      <text:p text:style-name="Standard">JNI: LaunchNX: Exiting LaunchNX, returning (1)</text:p>
      <text:p text:style-name="Standard">2022-01-10 17:37:02 IST INFO com.sonicwall.gui.NetExtenderRootPanel Could not resolve SSL VPN: 14.98.87.206;4433:443</text:p>
      <text:p text:style-name="Standard">JNI: setDestination:Setting Destination: 14.98.87.206 (port 4433)</text:p>
      <text:p text:style-name="Standard">JNI: LaunchNX: mypid = 13186</text:p>
      <text:p text:style-name="Standard">JNI: LaunchNX: Launching NetExtender2</text:p>
      <text:p text:style-name="Standard"><text:soft-page-break/>JNI: LaunchNX: Using destination IP 14.98.87.206</text:p>
      <text:p text:style-name="Standard">JNI: LaunchNX: launching NX</text:p>
      <text:p text:style-name="Standard"/>
      <text:p text:style-name="Standard">Connecting to 14.98.87.206:4433...</text:p>
      <text:p text:style-name="Standard">User choose to 'Trust' certificate</text:p>
      <text:p text:style-name="Standard">Connected.</text:p>
      <text:p text:style-name="Standard">Logging in...</text:p>
      <text:p text:style-name="Standard">Authentication failure: Login failed - Incorrect username/password.</text:p>
      <text:p text:style-name="Standard">SSL VPN logging out...</text:p>
      <text:p text:style-name="Standard">Logout command failed</text:p>
      <text:p text:style-name="Standard">SSL VPN connection is terminated.</text:p>
      <text:p text:style-name="Standard">Exiting NetExtender client</text:p>
      <text:p text:style-name="Standard">JNI: LaunchNX: Exiting LaunchNX, returning (1)</text:p>
      <text:p text:style-name="Standard">2022-01-10 17:37:35 IST INFO com.sonicwall.gui.NetExtenderRootPanel Login failed - Incorrect username/password.</text:p>
      <text:p text:style-name="Standard">JNI: setDestination:Setting Destination: 14.98.87.206 (port 4433)</text:p>
      <text:p text:style-name="Standard">JNI: LaunchNX: mypid = 13186</text:p>
      <text:p text:style-name="Standard">JNI: LaunchNX: Launching NetExtender2</text:p>
      <text:p text:style-name="Standard">JNI: LaunchNX: Using destination IP 14.98.87.206</text:p>
      <text:p text:style-name="Standard">JNI: LaunchNX: launching NX</text:p>
      <text:p text:style-name="Standard"/>
      <text:p text:style-name="Standard">Connecting to 14.98.87.206:4433...</text:p>
      <text:p text:style-name="Standard">User choose to 'Always Trust' certificate</text:p>
      <text:p text:style-name="Standard">Saving profiles/preferences...</text:p>
      <text:p text:style-name="Standard">Done saving profiles/preferences</text:p>
      <text:p text:style-name="Standard">Connected.</text:p>
      <text:p text:style-name="Standard">Logging in...</text:p>
      <text:p text:style-name="Standard">Authentication failure: Login failed - Incorrect username/password.</text:p>
      <text:p text:style-name="Standard">SSL VPN logging out...</text:p>
      <text:p text:style-name="Standard">Logout command failed</text:p>
      <text:p text:style-name="Standard">SSL VPN connection is terminated.</text:p>
      <text:p text:style-name="Standard">Exiting NetExtender client</text:p>
      <text:p text:style-name="Standard">JNI: LaunchNX: Exiting LaunchNX, returning (1)</text:p>
      <text:p text:style-name="Standard">2022-01-10 17:37:54 IST INFO com.sonicwall.gui.NetExtenderRootPanel Login failed - Incorrect username/password.</text:p>
      <text:p text:style-name="Standard">JNI: setDestination:Setting Destination: 14.98.87.206 (port 4433)</text:p>
      <text:p text:style-name="Standard">JNI: LaunchNX: mypid = 13186</text:p>
      <text:p text:style-name="Standard">JNI: LaunchNX: Launching NetExtender2</text:p>
      <text:p text:style-name="Standard">JNI: LaunchNX: Using destination IP 14.98.87.206</text:p>
      <text:p text:style-name="Standard">JNI: LaunchNX: launching NX</text:p>
      <text:p text:style-name="Standard"/>
      <text:p text:style-name="Standard">Connecting to 14.98.87.206:4433...</text:p>
      <text:p text:style-name="Standard">Connected.</text:p>
      <text:p text:style-name="Standard">Logging in...</text:p>
      <text:p text:style-name="Standard">Authentication failure: Login failed - Incorrect username/password.</text:p>
      <text:p text:style-name="Standard">SSL VPN logging out...</text:p>
      <text:p text:style-name="Standard">Logout command failed</text:p>
      <text:p text:style-name="Standard">SSL VPN connection is terminated.</text:p>
      <text:p text:style-name="Standard">Exiting NetExtender client</text:p>
      <text:p text:style-name="Standard">JNI: LaunchNX: Exiting LaunchNX, returning (1)</text:p>
      <text:p text:style-name="Standard">2022-01-10 17:38:11 IST INFO com.sonicwall.gui.NetExtenderRootPanel Login failed - Incorrect username/password.</text:p>
      <text:p text:style-name="Standard"><text:soft-page-break/>JNI: setDestination:Setting Destination: 14.98.87.206 (port 4433)</text:p>
      <text:p text:style-name="Standard">JNI: LaunchNX: mypid = 13186</text:p>
      <text:p text:style-name="Standard">JNI: LaunchNX: Launching NetExtender2</text:p>
      <text:p text:style-name="Standard">JNI: LaunchNX: Using destination IP 14.98.87.206</text:p>
      <text:p text:style-name="Standard">JNI: LaunchNX: launching NX</text:p>
      <text:p text:style-name="Standard"/>
      <text:p text:style-name="Standard">Connecting to 14.98.87.206:4433...</text:p>
      <text:p text:style-name="Standard">Connected.</text:p>
      <text:p text:style-name="Standard">Logging in...</text:p>
      <text:p text:style-name="Standard">Authentication failure: Login failed - Incorrect username/password.</text:p>
      <text:p text:style-name="Standard">SSL VPN logging out...</text:p>
      <text:p text:style-name="Standard">Logout command failed</text:p>
      <text:p text:style-name="Standard">SSL VPN connection is terminated.</text:p>
      <text:p text:style-name="Standard">Exiting NetExtender client</text:p>
      <text:p text:style-name="Standard">JNI: LaunchNX: Exiting LaunchNX, returning (1)</text:p>
      <text:p text:style-name="Standard">2022-01-10 17:38:34 IST INFO com.sonicwall.gui.NetExtenderRootPanel Login failed - Incorrect username/password.</text:p>
      <text:p text:style-name="Standard">JNI: setDestination:Setting Destination: 14.98.87.206 (port 4433)</text:p>
      <text:p text:style-name="Standard">JNI: LaunchNX: mypid = 13186</text:p>
      <text:p text:style-name="Standard">JNI: LaunchNX: Launching NetExtender2</text:p>
      <text:p text:style-name="Standard">JNI: LaunchNX: Using destination IP 14.98.87.206</text:p>
      <text:p text:style-name="Standard">JNI: LaunchNX: launching NX</text:p>
      <text:p text:style-name="Standard"/>
      <text:p text:style-name="Standard">Connecting to 14.98.87.206:4433...</text:p>
      <text:p text:style-name="Standard">Connected.</text:p>
      <text:p text:style-name="Standard">Logging in...</text:p>
      <text:p text:style-name="Standard">Authentication failure: Login failed - Incorrect username/password.</text:p>
      <text:p text:style-name="Standard">SSL VPN logging out...</text:p>
      <text:p text:style-name="Standard">Logout command failed</text:p>
      <text:p text:style-name="Standard">SSL VPN connection is terminated.</text:p>
      <text:p text:style-name="Standard">Exiting NetExtender client</text:p>
      <text:p text:style-name="Standard">JNI: LaunchNX: Exiting LaunchNX, returning (1)</text:p>
      <text:p text:style-name="Standard">2022-01-10 17:39:39 IST INFO com.sonicwall.gui.NetExtenderRootPanel Login failed - Incorrect username/password.</text:p>
      <text:p text:style-name="Standard">JNI: setDestination:Setting Destination: 182.75.159.138 (port 4433)</text:p>
      <text:p text:style-name="Standard">JNI: LaunchNX: mypid = 13186</text:p>
      <text:p text:style-name="Standard">JNI: LaunchNX: Launching NetExtender2</text:p>
      <text:p text:style-name="Standard">JNI: LaunchNX: Using destination IP 182.75.159.138</text:p>
      <text:p text:style-name="Standard">JNI: LaunchNX: launching NX</text:p>
      <text:p text:style-name="Standard"/>
      <text:p text:style-name="Standard">Connecting to 182.75.159.138:4433...</text:p>
      <text:p text:style-name="Standard">User choose to 'Always Trust' certificate</text:p>
      <text:p text:style-name="Standard">Saving profiles/preferences...</text:p>
      <text:p text:style-name="Standard">Done saving profiles/preferences</text:p>
      <text:p text:style-name="Standard">Connected.</text:p>
      <text:p text:style-name="Standard">Logging in...</text:p>
      <text:p text:style-name="Standard">Authentication failure: Login failed - Incorrect username/password.</text:p>
      <text:p text:style-name="Standard">SSL VPN logging out...</text:p>
      <text:p text:style-name="Standard">Logout command failed</text:p>
      <text:p text:style-name="Standard">SSL VPN connection is terminated.</text:p>
      <text:p text:style-name="Standard">Exiting NetExtender client</text:p>
      <text:p text:style-name="Standard">JNI: LaunchNX: Exiting LaunchNX, returning (1)</text:p>
      <text:p text:style-name="Standard"><text:soft-page-break/>2022-01-10 17:40:59 IST INFO com.sonicwall.gui.NetExtenderRootPanel Login failed - Incorrect username/password.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0T17:46:27.188834434</meta:creation-date>
    <dc:date>2022-01-14T22:13:59.345987778</dc:date>
    <meta:editing-duration>PT1H48M22S</meta:editing-duration>
    <meta:editing-cycles>6</meta:editing-cycles>
    <meta:generator>LibreOffice/7.2.3.2$Linux_X86_64 LibreOffice_project/20$Build-2</meta:generator>
    <meta:document-statistic meta:table-count="0" meta:image-count="0" meta:object-count="0" meta:page-count="7" meta:paragraph-count="278" meta:word-count="930" meta:character-count="10560" meta:non-whitespace-character-count="9696"/>
  </office:meta>
</office:document-meta>
</file>